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" svg:font-family="Mono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963" officeooo:paragraph-rsid="000f5963"/>
    </style:style>
    <style:style style:name="P2" style:family="paragraph" style:parent-style-name="Preformatted_20_Text">
      <style:text-properties fo:color="#f8f8f8" style:font-name="DejaVu Sans Mono" fo:font-size="11.3000001907349pt" officeooo:rsid="000f5963" officeooo:paragraph-rsid="000f5963"/>
    </style:style>
    <style:style style:name="P3" style:family="paragraph" style:parent-style-name="Standard">
      <style:text-properties fo:color="#7587a6" style:font-name="DejaVu Sans Mono" fo:font-size="11.3000001907349pt" officeooo:rsid="000f5963" officeooo:paragraph-rsid="000f5963" style:font-name-asian="DejaVu Sans Mono1" style:font-size-asian="10pt" style:font-name-complex="Liberation Mono" style:font-size-complex="10pt"/>
    </style:style>
    <style:style style:name="P4" style:family="paragraph" style:parent-style-name="Standard">
      <style:text-properties style:font-name="Mono" fo:font-size="8pt" officeooo:rsid="000f5963" style:font-size-asian="8pt" style:font-size-complex="8pt"/>
    </style:style>
    <style:style style:name="T1" style:family="text">
      <style:text-properties officeooo:rsid="000f5963"/>
    </style:style>
    <style:style style:name="T2" style:family="text">
      <style:text-properties fo:color="#7587a6"/>
    </style:style>
    <style:style style:name="T3" style:family="text">
      <style:text-properties fo:color="#7587a6" style:font-name="DejaVu Sans Mono" fo:font-size="11.3000001907349pt" style:font-name-asian="DejaVu Sans Mono1" style:font-size-asian="10pt" style:font-name-complex="Liberation Mono" style:font-size-complex="10pt"/>
    </style:style>
    <style:style style:name="T4" style:family="text">
      <style:text-properties fo:color="#8f9d6a"/>
    </style:style>
    <style:style style:name="T5" style:family="text">
      <style:text-properties officeooo:rsid="0010ee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dwyl/learn-coveralls.io" text:style-name="Internet_20_link" text:visited-style-name="Visited_20_Internet_20_Link">https://github.com/dwyl/learn-coveralls.io</text:a> – <text:span text:style-name="T1">the easiest way to learn about coveralls.io</text:span></text:p>
      <text:p text:style-name="Standard"/>
      <text:p text:style-name="P4">-----------------------------|----------|----------|----------|----------|----------------|</text:p>
      <text:p text:style-name="P4">File <text:s text:c="24"/>| <text:s/>% Stmts | % Branch | <text:s/>% Funcs | <text:s/>% Lines |Uncovered Lines |</text:p>
      <text:p text:style-name="P4">-----------------------------|----------|----------|----------|----------|----------------|</text:p>
      <text:p text:style-name="P4"><text:s/>contracts/ <text:s text:c="17"/>| <text:s text:c="4"/>46.9 | <text:s text:c="3"/>33.77 | <text:s text:c="3"/>45.16 | <text:s text:c="3"/>45.22 | <text:s text:c="15"/>|</text:p>
      <text:p text:style-name="P4"><text:s text:c="2"/>Contribution.sol <text:s text:c="10"/>| <text:s text:c="3"/>64.37 | <text:s text:c="4"/>35.9 | <text:s text:c="3"/>52.38 | <text:s text:c="3"/>62.63 |... 351,357,362 |</text:p>
      <text:p text:style-name="P4"><text:s text:c="2"/>ContributionWallet.sol <text:s text:c="4"/>| <text:s text:c="6"/>75 | <text:s text:c="6"/>30 | <text:s text:c="3"/>66.67 | <text:s text:c="6"/>75 | <text:s text:c="9"/>64,66 |</text:p>
      <text:p text:style-name="P4"><text:s text:c="2"/>MSP.sol <text:s text:c="19"/>| <text:s text:c="5"/>100 | <text:s text:c="5"/>100 | <text:s text:c="5"/>100 | <text:s text:c="5"/>100 | <text:s text:c="15"/>|</text:p>
      <text:p text:style-name="P4"><text:s text:c="2"/>MSPPlaceholder.sol <text:s text:c="8"/>| <text:s text:c="3"/>19.05 | <text:s text:c="7"/>0 | <text:s text:c="4"/>12.5 | <text:s text:c="6"/>16 |... 129,130,131 |</text:p>
      <text:p text:style-name="P4"><text:s text:c="2"/>MiniMeToken.sol <text:s text:c="11"/>| <text:s text:c="3"/>71.43 | <text:s text:c="3"/>57.35 | <text:s text:c="4"/>91.3 | <text:s text:c="3"/>77.06 |... 507,508,509 |</text:p>
      <text:p text:style-name="P4"><text:s text:c="2"/>MultiSigWallet.sol <text:s text:c="8"/>| <text:s text:c="4"/>6.38 | <text:s text:c="4"/>4.55 | <text:s text:c="4"/>7.69 | <text:s text:c="4"/>6.48 |... 356,357,358 |</text:p>
      <text:p text:style-name="P4"><text:s text:c="2"/>ReferalsTokenHolder.sol <text:s text:c="3"/>| <text:s text:c="3"/>64.29 | <text:s text:c="6"/>50 | <text:s text:c="3"/>66.67 | <text:s text:c="3"/>56.25 |... 44,45,46,47 |</text:p>
      <text:p text:style-name="P4"><text:s text:c="2"/>SIT.sol <text:s text:c="19"/>| <text:s text:c="5"/>100 | <text:s text:c="5"/>100 | <text:s text:c="5"/>100 | <text:s text:c="5"/>100 | <text:s text:c="15"/>|</text:p>
      <text:p text:style-name="P4"><text:s text:c="2"/>SITExchanger.sol <text:s text:c="10"/>| <text:s text:c="3"/>14.29 | <text:s text:c="7"/>0 | <text:s text:c="3"/>14.29 | <text:s text:c="3"/>13.64 |... 110,111,112 |</text:p>
      <text:p text:style-name="P4"><text:s/>contracts/interface/ <text:s text:c="7"/>| <text:s text:c="5"/>100 | <text:s text:c="3"/>83.33 | <text:s text:c="5"/>100 | <text:s text:c="5"/>100 | <text:s text:c="15"/>|</text:p>
      <text:p text:style-name="P4"><text:s text:c="2"/>ApproveAndCallReceiver.sol | <text:s text:c="5"/>100 | <text:s text:c="5"/>100 | <text:s text:c="5"/>100 | <text:s text:c="5"/>100 | <text:s text:c="15"/>|</text:p>
      <text:p text:style-name="P4"><text:s text:c="2"/>Burnable.sol <text:s text:c="14"/>| <text:s text:c="5"/>100 | <text:s text:c="6"/>75 | <text:s text:c="5"/>100 | <text:s text:c="5"/>100 | <text:s text:c="15"/>|</text:p>
      <text:p text:style-name="P4"><text:s text:c="2"/>Controlled.sol <text:s text:c="12"/>| <text:s text:c="5"/>100 | <text:s text:c="5"/>100 | <text:s text:c="5"/>100 | <text:s text:c="5"/>100 | <text:s text:c="15"/>|</text:p>
      <text:p text:style-name="P4"><text:s text:c="2"/>ERC20Token.sol <text:s text:c="12"/>| <text:s text:c="5"/>100 | <text:s text:c="5"/>100 | <text:s text:c="5"/>100 | <text:s text:c="5"/>100 | <text:s text:c="15"/>|</text:p>
      <text:p text:style-name="P4"><text:s text:c="2"/>Finalizable.sol <text:s text:c="11"/>| <text:s text:c="5"/>100 | <text:s text:c="5"/>100 | <text:s text:c="5"/>100 | <text:s text:c="5"/>100 | <text:s text:c="15"/>|</text:p>
      <text:p text:style-name="P4"><text:s text:c="2"/>MiniMeTokenI.sol <text:s text:c="10"/>| <text:s text:c="5"/>100 | <text:s text:c="5"/>100 | <text:s text:c="5"/>100 | <text:s text:c="5"/>100 | <text:s text:c="15"/>|</text:p>
      <text:p text:style-name="P4"><text:s text:c="2"/>TokenController.sol <text:s text:c="7"/>| <text:s text:c="5"/>100 | <text:s text:c="5"/>100 | <text:s text:c="5"/>100 | <text:s text:c="5"/>100 | <text:s text:c="15"/>|</text:p>
      <text:p text:style-name="P4"><text:s/>contracts/misc/ <text:s text:c="12"/>| <text:s text:c="3"/>61.11 | <text:s text:c="6"/>50 | <text:s text:c="3"/>41.67 | <text:s text:c="3"/>57.89 | <text:s text:c="15"/>|</text:p>
      <text:p text:style-name="P4"><text:s text:c="2"/>Migrations.sol <text:s text:c="12"/>| <text:s text:c="6"/>25 | <text:s text:c="7"/>0 | <text:s text:c="6"/>25 | <text:s text:c="6"/>20 | <text:s text:c="4"/>8,16,20,21 |</text:p>
      <text:p text:style-name="P4"><text:s text:c="2"/>SafeMath.sol <text:s text:c="14"/>| <text:s text:c="3"/>71.43 | <text:s text:c="3"/>66.67 | <text:s text:c="6"/>50 | <text:s text:c="3"/>71.43 | <text:s text:c="3"/>33,37,41,45 |</text:p>
      <text:p text:style-name="P4"><text:s/>contracts/test/ <text:s text:c="12"/>| <text:s text:c="3"/>63.64 | <text:s text:c="5"/>100 | <text:s text:c="3"/>66.67 | <text:s text:c="3"/>63.64 | <text:s text:c="15"/>|</text:p>
      <text:p text:style-name="P4"><text:s text:c="2"/>ContributionMock.sol <text:s text:c="6"/>| <text:s text:c="5"/>100 | <text:s text:c="5"/>100 | <text:s text:c="5"/>100 | <text:s text:c="5"/>100 | <text:s text:c="15"/>|</text:p>
      <text:p text:style-name="P4"><text:s text:c="2"/>MSPMock.sol <text:s text:c="15"/>| <text:s text:c="5"/>100 | <text:s text:c="5"/>100 | <text:s text:c="5"/>100 | <text:s text:c="5"/>100 | <text:s text:c="15"/>|</text:p>
      <text:p text:style-name="P4"><text:s text:c="2"/>MSPPlaceholderMock.sol <text:s text:c="4"/>| <text:s text:c="3"/>33.33 | <text:s text:c="5"/>100 | <text:s text:c="3"/>33.33 | <text:s text:c="3"/>33.33 | <text:s text:c="9"/>17,21 |</text:p>
      <text:p text:style-name="P4"><text:s text:c="2"/>SITExchangerMock.sol <text:s text:c="6"/>| <text:s text:c="7"/>0 | <text:s text:c="5"/>100 | <text:s text:c="7"/>0 | <text:s text:c="7"/>0 | <text:s text:c="9"/>13,17 |</text:p>
      <text:p text:style-name="P4"><text:s text:c="2"/>SITMock.sol <text:s text:c="15"/>| <text:s text:c="5"/>100 | <text:s text:c="5"/>100 | <text:s text:c="5"/>100 | <text:s text:c="5"/>100 | <text:s text:c="15"/>|</text:p>
      <text:p text:style-name="P4">-----------------------------|----------|----------|----------|----------|----------------|</text:p>
      <text:p text:style-name="P4">All files <text:s text:c="19"/>| <text:s text:c="3"/>49.02 | <text:s text:c="3"/>35.54 | <text:s text:c="3"/>50.39 | <text:s text:c="3"/>47.04 | <text:s text:c="15"/>|</text:p>
      <text:p text:style-name="P4">-----------------------------|----------|----------|----------|----------|----------------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" svg:font-family="Mono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1:57:40.500706815</meta:creation-date>
    <meta:editing-duration>PT1M19S</meta:editing-duration>
    <meta:editing-cycles>2</meta:editing-cycles>
    <meta:generator>LibreOffice/5.4.2.2$Linux_X86_64 LibreOffice_project/40m0$Build-2</meta:generator>
    <dc:date>2018-01-18T11:58:56.299097091</dc:date>
    <meta:document-statistic meta:table-count="0" meta:image-count="0" meta:object-count="0" meta:page-count="1" meta:paragraph-count="34" meta:word-count="372" meta:character-count="3091" meta:non-whitespace-character-count="1606"/>
  </office:meta>
</office:document-meta>
</file>